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TableColumn2" style:family="table-column">
      <style:table-column-properties style:column-width="6.3972in"/>
    </style:style>
    <style:style style:name="Table1" style:family="table" style:master-page-name="MPF0">
      <style:table-properties style:width="6.3972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" style:parent-style-name="záhlaví-VOP" style:family="paragraph">
      <style:paragraph-properties style:page-number="1"/>
    </style:style>
    <style:style style:name="T8" style:parent-style-name="Hypertextovýodkaz" style:family="text">
      <style:text-properties fo:font-style="normal" style:font-style-asian="normal" style:font-style-complex="normal" fo:font-size="10pt" style:font-size-asian="10pt"/>
    </style:style>
    <style:style style:name="T9" style:parent-style-name="Hypertextovýodkaz" style:family="text">
      <style:text-properties fo:font-style="normal" style:font-style-asian="normal" style:font-style-complex="normal" fo:font-size="10pt" style:font-size-asian="10pt"/>
    </style:style>
    <style:style style:name="P10" style:parent-style-name="podpis" style:family="paragraph">
      <style:text-properties fo:font-size="10pt" style:font-size-asian="10pt" style:font-size-complex="10pt"/>
    </style:style>
    <style:style style:name="T11" style:parent-style-name="Standardnípísmoodstavce" style:family="text">
      <style:text-properties style:font-name-complex="Arial" style:font-weight-complex="bold" fo:color="#000000"/>
    </style:style>
    <style:style style:name="T12" style:parent-style-name="Standardnípísmoodstavce" style:family="text">
      <style:text-properties style:font-name-complex="Arial" fo:color="#000000"/>
    </style:style>
    <style:style style:name="T13" style:parent-style-name="Standardnípísmoodstavce" style:family="text">
      <style:text-properties style:font-name-complex="Arial" fo:color="#000000"/>
    </style:style>
    <style:style style:name="TableColumn15" style:family="table-column">
      <style:table-column-properties style:column-width="4.8in"/>
    </style:style>
    <style:style style:name="TableColumn16" style:family="table-column">
      <style:table-column-properties style:column-width="1.5958in"/>
    </style:style>
    <style:style style:name="Table14" style:family="table">
      <style:table-properties style:width="6.3958in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ormální" style:family="paragraph">
      <style:paragraph-properties style:text-autospace="none" fo:text-align="justify" fo:margin-top="0.1666in" fo:margin-bottom="0.1666in" fo:text-indent="0.4923in"/>
    </style:style>
    <style:style style:name="T24" style:parent-style-name="Standardnípísmoodstavce" style:family="text">
      <style:text-properties style:font-name-complex="Arial" fo:color="#000000"/>
    </style:style>
    <style:style style:name="T25" style:parent-style-name="Standardnípísmoodstavce" style:family="text">
      <style:text-properties style:font-name-complex="Arial" fo:color="#000000"/>
    </style:style>
    <style:style style:name="T26" style:parent-style-name="Standardnípísmoodstavce" style:family="text">
      <style:text-properties style:font-name-complex="Arial" fo:color="#000000"/>
    </style:style>
    <style:style style:name="T27" style:parent-style-name="Standardnípísmoodstavce" style:family="text">
      <style:text-properties style:font-name-complex="Arial" fo:color="#000000"/>
    </style:style>
    <style:style style:name="T28" style:parent-style-name="Standardnípísmoodstavce" style:family="text">
      <style:text-properties style:font-name-complex="Arial" fo:color="#000000"/>
    </style:style>
    <style:style style:name="T29" style:parent-style-name="Standardnípísmoodstavce" style:family="text">
      <style:text-properties style:font-name-complex="Arial" fo:color="#000000"/>
    </style:style>
    <style:style style:name="T30" style:parent-style-name="Standardnípísmoodstavce" style:family="text">
      <style:text-properties style:font-name-complex="Arial" fo:color="#000000"/>
    </style:style>
    <style:style style:name="T31" style:parent-style-name="Hypertextovýodkaz" style:family="text">
      <style:text-properties style:font-name-complex="Arial"/>
    </style:style>
    <style:style style:name="T32" style:parent-style-name="Standardnípísmoodstavce" style:family="text">
      <style:text-properties style:font-name-complex="Arial" fo:color="#000000"/>
    </style:style>
    <style:style style:name="P33" style:parent-style-name="Základnítextodsazený" style:family="paragraph">
      <style:paragraph-properties>
        <style:tab-stops>
          <style:tab-stop style:type="center" style:position="3.3993in"/>
        </style:tab-stops>
      </style:paragraph-properties>
    </style:style>
    <style:style style:name="T34" style:parent-style-name="Standardnípísmoodstavce" style:family="text">
      <style:text-properties fo:letter-spacing="0.0555in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Veřejný ochránce práv</text:p>
            <text:p text:style-name="záhlaví-kontakt"><text:span text:style-name="Silné">Údolní 39, 602 00 Brno</text:span></text:p>
            <text:p text:style-name="záhlaví-kontakt">tel: (+420) 542<text:s/>542<text:s/>888, fax: (+420) 542<text:s/>542<text:s/>112</text:p>
            <text:p text:style-name="záhlaví-kontakt">e-mail:<text:s/><text:a xlink:href="mailto:podatelna@ochrance.cz" office:target-frame-name="_top" xlink:show="replace"><text:span text:style-name="T8">podatelna@ochrance.cz</text:span></text:a>,<text:s/><text:a xlink:href="http://www.ochrance.cz" office:target-frame-name="_top" xlink:show="replace"><text:span text:style-name="T9">www.ochrance.cz</text:span></text:a></text:p>
            <text:p text:style-name="P10"/>
          </table:table-cell>
        </table:table-row>
      </table:table>
      <text:p text:style-name="Normální"/>
      <text:p text:style-name="Normální">Vážený pan</text:p>
      <text:p text:style-name="Normální"><text:span text:style-name="T11">Mgr. Martin Procházka</text:span><text:span text:style-name="T12"><text:line-break/>pověřený řízením inspektorátu</text:span><text:span text:style-name="T13"><text:s/></text:span></text:p>
      <text:p text:style-name="Normální">Česká školní inspekce, krajský inspektorát<text:s/>Pražský inspektorát</text:p>
      <text:p text:style-name="Normální">Arabská 683</text:p>
      <text:p text:style-name="Normální">160 66<text:s/><text:s/>Praha 6</text:p>
      <text:p text:style-name="Normální"/>
      <text:p text:style-name="Normální"/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Normální"><text:span text:style-name="vaše-našeznačka-datum">Naše</text:span><text:span text:style-name="vaše-našeznačka-datum"><text:s/>značka</text:span></text:p>
          </table:table-cell>
          <table:table-cell table:style-name="TableCell19">
            <text:p text:style-name="Normální"><text:span text:style-name="vaše-našeznačka-datum">Datum</text:span></text:p>
          </table:table-cell>
        </table:table-row>
        <table:table-row table:style-name="TableRow20">
          <table:table-cell table:style-name="TableCell21">
            <text:p text:style-name="Normální">173/2013/DIS/EN</text:p>
          </table:table-cell>
          <table:table-cell table:style-name="TableCell22">
            <text:p text:style-name="Normální">9. ledna 2014</text:p>
          </table:table-cell>
        </table:table-row>
      </table:table>
      <text:p text:style-name="Normální"/>
      <text:p text:style-name="Základnítext">Vážený pane<text:s/>magistře,</text:p>
      <text:p text:style-name="Základnítextodsazený">z<text:s/>pověření<text:s/>zástupce<text:s/>veřejného ochránce práv JUDr.<text:s/>Stanislava Křečka<text:s/>si Vás dovoluji požádat o součinnost v<text:s/>rámci šetření ochránce, které se týká podezření na diskriminaci v<text:s/>oblasti přístupu ke vzdělání a jeho poskytování z<text:s/>důvodu náboženského vyznání.</text:p>
      <text:p text:style-name="Základnítextodsazený">Zástupce ochránce zahájil šetření na základě podnětu<text:s/>paní<text:s/>X. Y.<text:s/>(dále jen<text:s/>„stěžovatelka“), která namítá, že<text:s/>jí bylo znemožněno studovat na Střední zdravotnické škole, Ruská 2200/91, 100 00 Praha<text:s/>10, kvůli plošnému zákazu nosit na půdě školy pokrývky hlavy. Stěžovatelka v<text:s/>tomto opatření spatřuje zásah do její náboženské svobody (resp. svobody projevovat své náboženství navenek) a nepřímou diskriminaci dle antidiskriminačního práva.</text:p>
      <text:p text:style-name="Základnítextodsazený">Zástupci ochránce je známo, že se stěžovatelka obrátila dne 21. listopadu 2013 rovněž se stížností na Českou školní inspekci. Dovoluji si Vás proto požádat o informaci, v jaké fázi se vyřizování její stížnosti<text:s/>nachází, a o Vaše stanovisko ve věci.</text:p>
      <text:p text:style-name="Základnítextodsazený">Vážený pane<text:s/>magistře,<text:s/>dovolte<text:s/>mi, abych Vám předem poděkoval za Vaši spolupráci. Přivítal bych, kdybyste zástupci ochránce poskytl Vaše stanovisko spolu s kopiemi souvisejících dokumentů ve lhůtě 30 dnů ode dne doručení tohoto dopisu k výše uvedené spisové značce.</text:p>
      <text:p text:style-name="P23"><text:span text:style-name="T24">V případě potřeby či jakýchkoliv dota</text:span><text:span text:style-name="T25">zů, kontaktujte prosím pověřenou zaměstnankyni</text:span><text:span text:style-name="T26"><text:s/>Kanceláře veřejného ochránce práv<text:s/></text:span><text:span text:style-name="T27">Mgr. Evu Nehudkovou na </text:span><text:span text:style-name="T28">tel.</text:span><text:span text:style-name="T29"> č. </text:span><text:span text:style-name="T30">542 542 367 či na e-mailu<text:s/></text:span><text:a xlink:href="mailto:eva.nehudkova@ochrance.cz" office:target-frame-name="_top" xlink:show="replace"><text:span text:style-name="T31">eva.nehudkova@ochrance.cz</text:span></text:a><text:span text:style-name="T32">.</text:span></text:p>
      <text:p text:style-name="P33">S<text:s/>pozdravem</text:p>
      <text:p text:style-name="podpis"/>
      <text:p text:style-name="podpis">Mgr.<text:s/>Petr   <text:span text:style-name="T34">Polák</text:span>  v. r.</text:p>
      <text:p text:style-name="podpis">vedoucí oddělení<text:s/>rovného zacházení</text:p>
      <text:p text:style-name="podpis">(dopis je opatřen elektronickým podpisem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Základnítextodsazený" style:next-style-name="Normální" style:default-outline-level="1">
      <style:paragraph-properties fo:keep-with-next="always" fo:text-align="center" fo:text-indent="0in"/>
      <style:text-properties fo:font-weight="bold" style:font-weight-asian="bold" fo:font-size="13pt" style:font-size-asian="13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Základnítextodsazený" style:next-style-name="Normální" style:default-outline-level="3">
      <style:paragraph-properties fo:text-align="start" fo:text-indent="0in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fo:font-size="12pt" style:font-size-asian="12pt" style:font-size-complex="12pt" fo:hyphenate="false"/>
    </style:style>
    <style:style style:name="Standardnípísmoodstavce" style:display-name="Standardní písmo odstavce" style:family="text"/>
    <style:style style:name="Základnítextodsazený" style:display-name="Základní text odsazený" style:family="paragraph" style:parent-style-name="Normální">
      <style:paragraph-properties fo:text-align="justify" fo:margin-top="0.1666in" fo:margin-bottom="0.1666in" fo:text-indent="0.5in"/>
      <style:text-properties fo:hyphenate="false"/>
    </style:style>
    <style:style style:name="Základnítext" style:display-name="Základní text" style:family="paragraph" style:parent-style-name="Normální">
      <style:paragraph-properties fo:margin-top="0.1666in" fo:margin-bottom="0.1666in"/>
      <style:text-properties fo:hyphenate="false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/>
      <style:text-properties fo:font-size="9pt" style:font-size-asian="9pt" style:font-size-complex="9pt" fo:hyphenate="false"/>
    </style:style>
    <style:style style:name="Značkapozn.podčarou" style:display-name="Značka pozn. pod čarou" style:family="text">
      <style:text-properties style:font-name="Arial" fo:font-weight="normal" style:font-weight-asian="normal" fo:font-style="normal" style:font-style-asian="normal" style:text-line-through-type="none" style:text-position="super 66.6%" fo:font-size="12pt" style:font-size-asian="12pt"/>
    </style:style>
    <style:style style:name="ZákladnítextodsazenýChar" style:display-name="Základní text odsazený Char" style:family="text"/>
    <style:style style:name="Hypertextovýodkaz" style:display-name="Hypertextový odkaz" style:family="text">
      <style:text-properties style:font-name="Arial" fo:color="#0000FF" fo:font-size="12pt" style:font-size-asian="12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font-weight="normal" style:font-weight-asian="normal" style:font-weight-complex="normal" fo:font-style="normal" style:font-style-asian="normal" style:font-style-complex="normal" style:text-line-through-type="none" fo:color="#808000" fo:font-size="11pt" style:font-size-asian="11pt" style:font-size-complex="11pt" style:text-underline-type="none"/>
    </style:style>
    <style:style style:name="Silné" style:display-name="Silné" style:family="text">
      <style:text-properties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Nadpis5Char" style:display-name="Nadpis 5 Char" style:family="text"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Zvýraznění" style:display-name="Zvýraznění" style:family="text">
      <style:text-properties fo:font-style="italic" style:font-style-asian="italic" style:font-style-complex="italic"/>
    </style:style>
    <style:style style:name="ZákladnítextChar" style:display-name="Základní text Char" style:family="text" style:parent-style-name="Standardnípísmoodstavce"/>
    <style:style style:name="Textpozn.podčarouChar" style:display-name="Text pozn. pod čarou Char" style:family="text">
      <style:text-properties fo:font-size="9pt" style:font-size-asian="9pt" style:font-size-complex="9pt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Nadpis1Char" style:display-name="Nadpis 1 Char" style:family="text">
      <style:text-properties fo:font-weight="bold" style:font-weight-asian="bold" fo:font-size="13pt" style:font-size-asian="13pt" style:font-size-complex="13pt"/>
    </style:style>
    <style:style style:name="Seznam" style:display-name="Seznam" style:family="paragraph" style:parent-style-name="Normální" style:list-style-name="LFO16">
      <style:paragraph-properties fo:text-align="justify" fo:margin-top="0.0833in" fo:margin-bottom="0.0833in" fo:text-indent="-0.5in"/>
      <style:text-properties fo:hyphenate="false"/>
    </style:style>
    <style:style style:name="ZáhlavíChar" style:display-name="Záhlaví Char" style:family="text">
      <style:text-properties fo:font-size="12pt" style:font-size-asian="12pt" style:font-size-complex="12pt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fo:font-size="12pt" style:font-size-asian="12pt" style:font-size-complex="12pt"/>
    </style:style>
    <style:style style:name="Číslovanýseznam" style:display-name="Číslovaný seznam" style:family="paragraph" style:parent-style-name="Normální" style:list-style-name="LFO18">
      <style:paragraph-properties fo:text-align="justify" fo:margin-top="0.0833in" fo:margin-bottom="0.0833in" fo:margin-left="0.4923in" fo:text-indent="-0.4923in">
        <style:tab-stops/>
      </style:paragraph-properties>
      <style:text-properties fo:hyphenate="false"/>
    </style:style>
    <style:style style:name="datumaznačka" style:display-name="datum a značka" style:family="paragraph" style:parent-style-name="Normální" style:next-style-name="Základnítextodsazený">
      <style:paragraph-properties fo:margin-left="3.9375in">
        <style:tab-stops/>
      </style:paragraph-properties>
      <style:text-properties style:font-size-complex="10pt" fo:hyphenate="false"/>
    </style:style>
    <style:style style:name="zákoncitace" style:display-name="zákon (citace)" style:family="paragraph" style:parent-style-name="Normální">
      <style:paragraph-properties fo:text-align="justify" fo:margin-top="0.0416in" fo:margin-bottom="0.0416in"/>
      <style:text-properties fo:font-style="italic" style:font-style-asian="italic" fo:font-size="11pt" style:font-size-asian="11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1pt" style:font-size-asian="11pt" fo:hyphenate="false"/>
    </style:style>
    <style:style style:name="vaše-našeznačka-datum" style:display-name="vaše-naše značka-datum" style:family="text">
      <style:text-properties fo:font-weight="bold" style:font-weight-asian="bold" style:font-weight-complex="bold" fo:font-size="11pt" style:font-size-asian="11pt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6LVL1" style:family="text">
      <style:text-properties fo:font-weight="bold" style:font-weight-asian="bold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13LVL1" style:family="text">
      <style:text-properties fo:font-size="12pt" style:font-size-asian="12pt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Arial" fo:font-weight="normal" style:font-weight-asian="normal" fo:font-style="normal" style:font-style-asian="normal" fo:font-size="12pt" style:font-size-asian="12pt"/>
    </style:style>
    <text:list-style style:name="LFO18">
      <text:list-level-style-number text:level="1" text:style-name="WW_CharLFO18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6" style:parent-style-name="Normální" style:family="paragraph">
      <style:paragraph-properties fo:text-align="center"/>
    </style:style>
    <style:style style:name="T7" style:parent-style-name="Standardnípísmoodstavce" style:family="text">
      <style:text-properties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6"><text:span text:style-name="T7"><text:page-number text:fixed="false">2</text:page-number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subject/>
    <meta:initial-creator>Nehudková Eva Mgr.</meta:initial-creator>
    <dc:creator>Bádrová Pavlína Mgr.</dc:creator>
    <meta:creation-date>2017-05-12T08:02:00Z</meta:creation-date>
    <dc:date>2017-05-12T08:02:00Z</dc:date>
    <meta:print-date>2013-06-05T11:24:00Z</meta:print-date>
    <meta:template xlink:href="dopis-vedoucí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" meta:paragraph-count="4" meta:word-count="293" meta:character-count="2020" meta:row-count="14" meta:non-whitespace-character-count="1731"/>
  </office:meta>
</office:document-meta>
</file>